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de2" officeooo:paragraph-rsid="000ddde2"/>
    </style:style>
    <style:style style:name="P2" style:family="paragraph" style:parent-style-name="Standard">
      <style:text-properties officeooo:rsid="000ddde2" officeooo:paragraph-rsid="000ddde2"/>
    </style:style>
    <style:style style:name="P3" style:family="paragraph" style:parent-style-name="Standard">
      <style:text-properties officeooo:rsid="000f05c2" officeooo:paragraph-rsid="000f05c2"/>
    </style:style>
    <style:style style:name="P4" style:family="paragraph" style:parent-style-name="Standard">
      <style:text-properties officeooo:rsid="000ff47e" officeooo:paragraph-rsid="000ff4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DFS</text:p>
      <text:p text:style-name="Standard">#include&lt;stdio.h&gt;</text:p>
      <text:p text:style-name="Standard"/>
      <text:p text:style-name="Standard">void DFS(int);</text:p>
      <text:p text:style-name="Standard">int G[10][10],visited[10],n;</text:p>
      <text:p text:style-name="Standard">void main()</text:p>
      <text:p text:style-name="Standard">{</text:p>
      <text:p text:style-name="Standard"><text:s text:c="4"/>int i,j;</text:p>
      <text:p text:style-name="Standard"><text:s text:c="4"/>printf("Enter number of vertices:");</text:p>
      <text:p text:style-name="Standard"/>
      <text:p text:style-name="Standard">scanf("%d",&amp;n);</text:p>
      <text:p text:style-name="Standard"/>
      <text:p text:style-name="Standard">printf("\nEnter adjecency matrix of the graph:");</text:p>
      <text:p text:style-name="Standard"/>
      <text:p text:style-name="Standard">for(i=0;i&lt;n;i++)</text:p>
      <text:p text:style-name="Standard"><text:s text:c="7"/>for(j=0;j&lt;n;j++)</text:p>
      <text:p text:style-name="Standard">scanf("%d",&amp;G[i][j]);</text:p>
      <text:p text:style-name="Standard"/>
      <text:p text:style-name="Standard"><text:s text:c="3"/>for(i=0;i&lt;n;i++)</text:p>
      <text:p text:style-name="Standard"><text:s text:c="8"/>visited[i]=0;</text:p>
      <text:p text:style-name="Standard"><text:s text:c="4"/>DFS(0);</text:p>
      <text:p text:style-name="Standard">}</text:p>
      <text:p text:style-name="Standard">void DFS(int i)</text:p>
      <text:p text:style-name="Standard">{</text:p>
      <text:p text:style-name="Standard"><text:s text:c="4"/>int j;</text:p>
      <text:p text:style-name="Standard">printf("\n%d",i);</text:p>
      <text:p text:style-name="Standard"><text:s text:c="4"/>visited[i]=1;</text:p>
      <text:p text:style-name="Standard">for(j=0;j&lt;n;j++)</text:p>
      <text:p text:style-name="Standard"><text:s text:c="7"/>if(!visited[j]&amp;&amp;G[i][j]==1)</text:p>
      <text:p text:style-name="Standard"><text:s text:c="12"/>DFS(j);</text:p>
      <text:p text:style-name="Standard">}</text:p>
      <text:p text:style-name="Standard"/>
      <text:p text:style-name="Standard"/>
      <text:p text:style-name="P1">2.BFS</text:p>
      <text:p text:style-name="P1">#include &lt;stdio.h&gt;</text:p>
      <text:p text:style-name="P1"/>
      <text:p text:style-name="P1">int n, i, j, visited[10], queue[10], front = -1, rear = -1;</text:p>
      <text:p text:style-name="P1">int adj[10][10];</text:p>
      <text:p text:style-name="P1"/>
      <text:p text:style-name="P1">void bfs(int v)</text:p>
      <text:p text:style-name="P1">{</text:p>
      <text:p text:style-name="P1"><text:s text:c="4"/>for (i = 1; i &lt;= n; i++)</text:p>
      <text:p text:style-name="P1"><text:s text:c="8"/>if (adj[v][i] &amp;&amp; !visited[i])</text:p>
      <text:p text:style-name="P1"><text:s text:c="12"/>queue[++rear] = i;</text:p>
      <text:p text:style-name="P1"><text:s text:c="4"/>if (front &lt;= rear)</text:p>
      <text:p text:style-name="P1"><text:s text:c="4"/>{</text:p>
      <text:p text:style-name="P1"><text:s text:c="8"/>visited[queue[front]] = 1;</text:p>
      <text:p text:style-name="P1"><text:s text:c="8"/>bfs(queue[front++]);</text:p>
      <text:p text:style-name="P1"><text:s text:c="4"/>}</text:p>
      <text:p text:style-name="P1">}</text:p>
      <text:p text:style-name="P1"/>
      <text:p text:style-name="P1">void main()</text:p>
      <text:p text:style-name="P1"><text:soft-page-break/>{</text:p>
      <text:p text:style-name="P1"><text:s text:c="4"/>int v;</text:p>
      <text:p text:style-name="P1"><text:s text:c="4"/>printf("Enter the number of vertices: ");</text:p>
      <text:p text:style-name="P1"><text:s text:c="4"/>scanf("%d", &amp;n);</text:p>
      <text:p text:style-name="P1"><text:s text:c="4"/>for (i = 1; i &lt;= n; i++)</text:p>
      <text:p text:style-name="P1"><text:s text:c="4"/>{</text:p>
      <text:p text:style-name="P1"><text:s text:c="8"/>queue[i] = 0;</text:p>
      <text:p text:style-name="P1"><text:s text:c="8"/>visited[i] = 0;</text:p>
      <text:p text:style-name="P1"><text:s text:c="4"/>}</text:p>
      <text:p text:style-name="P1"><text:s text:c="4"/>printf("Enter graph data in matrix form: <text:s text:c="3"/>\n");</text:p>
      <text:p text:style-name="P1"><text:s text:c="4"/>for (i = 1; i &lt;= n; i++)</text:p>
      <text:p text:style-name="P1"><text:s text:c="8"/>for (j = 1; j &lt;= n; j++)</text:p>
      <text:p text:style-name="P1"><text:s text:c="12"/>scanf("%d", &amp;adj[i][j]);</text:p>
      <text:p text:style-name="P1"><text:s text:c="4"/>printf("Enter the starting vertex: ");</text:p>
      <text:p text:style-name="P1"><text:s text:c="4"/>scanf("%d", &amp;v);</text:p>
      <text:p text:style-name="P1"><text:s text:c="4"/>bfs(v);</text:p>
      <text:p text:style-name="P1"><text:s text:c="4"/>printf("The node which are reachable are: <text:s text:c="3"/>\n");</text:p>
      <text:p text:style-name="P1"><text:s text:c="4"/>for (i = 1; i &lt;= n; i++)</text:p>
      <text:p text:style-name="P1"><text:s text:c="8"/>if (visited[i])</text:p>
      <text:p text:style-name="P1"><text:s text:c="12"/>printf("%d\t", i);</text:p>
      <text:p text:style-name="P1"><text:s text:c="8"/>else</text:p>
      <text:p text:style-name="P1"><text:s text:c="12"/>printf("BFS is not possible. Not all nodes are reachable");</text:p>
      <text:p text:style-name="P1"><text:s text:c="4"/>return 0;</text:p>
      <text:p text:style-name="P1">}</text:p>
      <text:p text:style-name="P1"/>
      <text:p text:style-name="P1"/>
      <text:p text:style-name="P1"/>
      <text:p text:style-name="P1">3.QUICK SORT:</text:p>
      <text:p text:style-name="P1">#include&lt;stdio.h&gt;</text:p>
      <text:p text:style-name="P1">void quicksort(int number[25],int first,int last){</text:p>
      <text:p text:style-name="P1"><text:s text:c="3"/>int i, j, pivot, temp;</text:p>
      <text:p text:style-name="P1"/>
      <text:p text:style-name="P1"><text:s text:c="3"/>if(first&lt;last){</text:p>
      <text:p text:style-name="P1"><text:s text:c="6"/>pivot=first;</text:p>
      <text:p text:style-name="P1"><text:s text:c="6"/>i=first;</text:p>
      <text:p text:style-name="P1"><text:s text:c="6"/>j=last;</text:p>
      <text:p text:style-name="P1"/>
      <text:p text:style-name="P1"><text:s text:c="6"/>while(i&lt;j){</text:p>
      <text:p text:style-name="P1"><text:s text:c="9"/>while(number[i]&lt;=number[pivot]&amp;&amp;i&lt;last)</text:p>
      <text:p text:style-name="P1"><text:s text:c="12"/>i++;</text:p>
      <text:p text:style-name="P1"><text:s text:c="9"/>while(number[j]&gt;number[pivot])</text:p>
      <text:p text:style-name="P1"><text:s text:c="12"/>j--;</text:p>
      <text:p text:style-name="P1"><text:s text:c="9"/>if(i&lt;j){</text:p>
      <text:p text:style-name="P1"><text:s text:c="12"/>temp=number[i];</text:p>
      <text:p text:style-name="P1"><text:s text:c="12"/>number[i]=number[j];</text:p>
      <text:p text:style-name="P1"><text:s text:c="12"/>number[j]=temp;</text:p>
      <text:p text:style-name="P1"><text:s text:c="9"/>}</text:p>
      <text:p text:style-name="P1"><text:s text:c="6"/>}</text:p>
      <text:p text:style-name="P1"/>
      <text:p text:style-name="P1"><text:s text:c="6"/>temp=number[pivot];</text:p>
      <text:p text:style-name="P1"><text:s text:c="6"/>number[pivot]=number[j];</text:p>
      <text:p text:style-name="P1"><text:s text:c="6"/>number[j]=temp;</text:p>
      <text:p text:style-name="P1"><text:soft-page-break/><text:s text:c="6"/>quicksort(number,first,j-1);</text:p>
      <text:p text:style-name="P1"><text:s text:c="6"/>quicksort(number,j+1,last);</text:p>
      <text:p text:style-name="P1"/>
      <text:p text:style-name="P1"><text:s text:c="3"/>}</text:p>
      <text:p text:style-name="P1">}</text:p>
      <text:p text:style-name="P1"/>
      <text:p text:style-name="P1">int main(){</text:p>
      <text:p text:style-name="P1"><text:s text:c="3"/>int i, count, number[25];</text:p>
      <text:p text:style-name="P1"/>
      <text:p text:style-name="P1"><text:s text:c="3"/>printf("How many elements are u going to enter?: ");</text:p>
      <text:p text:style-name="P1"><text:s text:c="3"/>scanf("%d",&amp;count);</text:p>
      <text:p text:style-name="P1"/>
      <text:p text:style-name="P1"><text:s text:c="3"/>printf("Enter %d elements: ", count);</text:p>
      <text:p text:style-name="P1"><text:s text:c="3"/>for(i=0;i&lt;count;i++)</text:p>
      <text:p text:style-name="P1"><text:s text:c="6"/>scanf("%d",&amp;number[i]);</text:p>
      <text:p text:style-name="P1"/>
      <text:p text:style-name="P1"><text:s text:c="3"/>quicksort(number,0,count-1);</text:p>
      <text:p text:style-name="P1"/>
      <text:p text:style-name="P1"><text:s text:c="3"/>printf("Order of Sorted elements: ");</text:p>
      <text:p text:style-name="P1"><text:s text:c="3"/>for(i=0;i&lt;count;i++)</text:p>
      <text:p text:style-name="P1"><text:s text:c="6"/>printf(" %d",number[i]);</text:p>
      <text:p text:style-name="P1"/>
      <text:p text:style-name="P1"><text:s text:c="3"/>return 0;</text:p>
      <text:p text:style-name="P1">}</text:p>
      <text:p text:style-name="P1"/>
      <text:p text:style-name="P3"/>
      <text:p text:style-name="P3"/>
      <text:p text:style-name="P3">4.String Searching</text:p>
      <text:p text:style-name="P3"/>
      <text:p text:style-name="P3">#include&lt;stdio.h&gt;</text:p>
      <text:p text:style-name="P3">#include&lt;string.h&gt;</text:p>
      <text:p text:style-name="P3">int match(char st[100], char pat[100]);</text:p>
      <text:p text:style-name="P3">int main(int argc, char **argv) {</text:p>
      <text:p text:style-name="P3"><text:s text:c="4"/>char st[100], pat[100];</text:p>
      <text:p text:style-name="P3"><text:s text:c="4"/>int status;</text:p>
      <text:p text:style-name="P3"><text:s text:c="4"/>printf("*** Naive String Matching Algorithm ***\n");</text:p>
      <text:p text:style-name="P3"><text:s text:c="4"/>printf("Enter the String.\n");</text:p>
      <text:p text:style-name="P3"><text:s text:c="4"/>gets(st);</text:p>
      <text:p text:style-name="P3"><text:s text:c="4"/>printf("Enter the pattern to match.\n");</text:p>
      <text:p text:style-name="P3"><text:s text:c="4"/>gets(pat);</text:p>
      <text:p text:style-name="P3"><text:s text:c="4"/>status = match(st, pat);</text:p>
      <text:p text:style-name="P3"><text:s text:c="4"/>if (status == -1)</text:p>
      <text:p text:style-name="P3"><text:s text:c="8"/>printf("\nNo match found");</text:p>
      <text:p text:style-name="P3"><text:s text:c="4"/>else</text:p>
      <text:p text:style-name="P3"><text:s text:c="8"/>printf("Match has been found on %d position.", status);</text:p>
      <text:p text:style-name="P3"><text:s text:c="4"/>return 0;</text:p>
      <text:p text:style-name="P3">}</text:p>
      <text:p text:style-name="P3">int match(char st[100], char pat[100]) {</text:p>
      <text:p text:style-name="P3"><text:s text:c="4"/>int n, m, i, j, count = 0, temp = 0;</text:p>
      <text:p text:style-name="P3"><text:s text:c="4"/>n = strlen(st);</text:p>
      <text:p text:style-name="P3"><text:s text:c="4"/>m = strlen(pat);</text:p>
      <text:p text:style-name="P3"><text:s text:c="4"/>for (i = 0; i &lt;= n - m; i++) {</text:p>
      <text:p text:style-name="P3"><text:soft-page-break/><text:s text:c="8"/>temp++;</text:p>
      <text:p text:style-name="P3"><text:s text:c="8"/>for (j = 0; j &lt; m; j++) {</text:p>
      <text:p text:style-name="P3"><text:s text:c="12"/>if (st[i + j] == pat[j])</text:p>
      <text:p text:style-name="P3"><text:s text:c="16"/>count++;</text:p>
      <text:p text:style-name="P3"><text:s text:c="8"/>}</text:p>
      <text:p text:style-name="P3"><text:s text:c="8"/>if (count == m)</text:p>
      <text:p text:style-name="P3"><text:s text:c="12"/>return temp;</text:p>
      <text:p text:style-name="P3"><text:s text:c="8"/>count = 0;</text:p>
      <text:p text:style-name="P3"><text:s text:c="4"/>}</text:p>
      <text:p text:style-name="P3"><text:s text:c="4"/>return -1;</text:p>
      <text:p text:style-name="P3">}</text:p>
      <text:p text:style-name="P3"/>
      <text:p text:style-name="P3"/>
      <text:p text:style-name="P3"/>
      <text:p text:style-name="P3">5.Binary Search:</text:p>
      <text:p text:style-name="P3"/>
      <text:p text:style-name="P3">#include &lt;stdio.h&gt;</text:p>
      <text:p text:style-name="P3">int main()</text:p>
      <text:p text:style-name="P3">{</text:p>
      <text:p text:style-name="P3">int i, low, high, mid, n, key, array[100];</text:p>
      <text:p text:style-name="P3">printf("Enter number of elementsn");</text:p>
      <text:p text:style-name="P3">scanf("%d",&amp;n);</text:p>
      <text:p text:style-name="P3">printf("Enter %d integersn");</text:p>
      <text:p text:style-name="P3">for(i = 0; i &lt; n; i++)</text:p>
      <text:p text:style-name="P3">scanf("%d",&amp;array[i]);</text:p>
      <text:p text:style-name="P3">printf("Enter value to findn");</text:p>
      <text:p text:style-name="P3">scanf("%d", &amp;key);</text:p>
      <text:p text:style-name="P3">low = 0;</text:p>
      <text:p text:style-name="P3">high = n - 1;</text:p>
      <text:p text:style-name="P3">mid = (low+high)/2;</text:p>
      <text:p text:style-name="P3">while (low &lt;= high) {</text:p>
      <text:p text:style-name="P3">if(array[mid] &lt; key)</text:p>
      <text:p text:style-name="P3">low = mid + 1;</text:p>
      <text:p text:style-name="P3">else if (array[mid] == key) {</text:p>
      <text:p text:style-name="P3">printf("%d found at location %d", key, mid+1);</text:p>
      <text:p text:style-name="P3">break;</text:p>
      <text:p text:style-name="P3">}</text:p>
      <text:p text:style-name="P3">else</text:p>
      <text:p text:style-name="P3">high = mid - 1;</text:p>
      <text:p text:style-name="P3">mid = (low + high)/2;</text:p>
      <text:p text:style-name="P3">}</text:p>
      <text:p text:style-name="P3">if(low &gt; high)</text:p>
      <text:p text:style-name="P3">printf("Not found! %d isn't present in the list", key);</text:p>
      <text:p text:style-name="P3">return 0;</text:p>
      <text:p text:style-name="P3">}</text:p>
      <text:p text:style-name="P3"/>
      <text:p text:style-name="P3"/>
      <text:p text:style-name="P3"/>
      <text:p text:style-name="P4">7.Insertion Sort:</text:p>
      <text:p text:style-name="P4"/>
      <text:p text:style-name="P4">#include &lt;math.h&gt;</text:p>
      <text:p text:style-name="P4">#include &lt;stdio.h&gt;</text:p>
      <text:p text:style-name="P4"><text:soft-page-break/>void insertionSort(int arr[], int n)</text:p>
      <text:p text:style-name="P4">{</text:p>
      <text:p text:style-name="P4"><text:tab/>int i, key, j;</text:p>
      <text:p text:style-name="P4"><text:tab/>for (i = 1; i &lt; n; i++)</text:p>
      <text:p text:style-name="P4"><text:tab/>{</text:p>
      <text:p text:style-name="P4"><text:tab/><text:tab/>key = arr[i];</text:p>
      <text:p text:style-name="P4"><text:tab/><text:tab/>j = i - 1;</text:p>
      <text:p text:style-name="P4"><text:s text:c="8"/>while (j &gt;= 0 &amp;&amp; arr[j] &gt; key)</text:p>
      <text:p text:style-name="P4"><text:tab/><text:tab/>{</text:p>
      <text:p text:style-name="P4"><text:tab/><text:tab/><text:tab/>arr[j + 1] = arr[j];</text:p>
      <text:p text:style-name="P4"><text:tab/><text:tab/><text:tab/>j = j - 1;</text:p>
      <text:p text:style-name="P4"><text:tab/><text:tab/>}</text:p>
      <text:p text:style-name="P4"><text:tab/><text:tab/>arr[j + 1] = key;</text:p>
      <text:p text:style-name="P4"><text:tab/>}</text:p>
      <text:p text:style-name="P4">}</text:p>
      <text:p text:style-name="P4">void printArray(int arr[], int n)</text:p>
      <text:p text:style-name="P4">{</text:p>
      <text:p text:style-name="P4"><text:tab/>int i;</text:p>
      <text:p text:style-name="P4"><text:tab/>for (i = 0; i &lt; n; i++)</text:p>
      <text:p text:style-name="P4"><text:tab/><text:tab/>printf("%d ", arr[i]);</text:p>
      <text:p text:style-name="P4"><text:tab/>printf("\n");</text:p>
      <text:p text:style-name="P4">}</text:p>
      <text:p text:style-name="P4">int main()</text:p>
      <text:p text:style-name="P4">{</text:p>
      <text:p text:style-name="P4"><text:tab/>int arr[] = {12, 11, 13, 5, 6};</text:p>
      <text:p text:style-name="P4"><text:tab/>int n = sizeof(arr) / sizeof(arr[0]);</text:p>
      <text:p text:style-name="P4"/>
      <text:p text:style-name="P4"><text:tab/>insertionSort(arr, n);</text:p>
      <text:p text:style-name="P4"><text:tab/>printArray(arr, n);</text:p>
      <text:p text:style-name="P4"/>
      <text:p text:style-name="P4"><text:tab/>return 0;</text:p>
      <text:p text:style-name="P4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5:11:22.278454954</meta:creation-date>
    <dc:date>2023-06-22T14:42:55.298955518</dc:date>
    <meta:editing-duration>PT21M43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5" meta:paragraph-count="203" meta:word-count="585" meta:character-count="4185" meta:non-whitespace-character-count="3151"/>
  </office:meta>
</office:document-meta>
</file>